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579835" draw:opacity="40%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opacity="40%" draw:auto-grow-height="true" draw:auto-grow-width="false" fo:max-height="0cm" fo:min-height="2.134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200" draw:opacity="40%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opacity="40%" draw:auto-grow-height="true" draw:auto-grow-width="false" fo:max-height="0cm" fo:min-height="1.274cm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ed1c24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c7a0cb" draw:opacity="40%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opacity="40%" draw:auto-grow-height="true" draw:auto-grow-width="false" fo:max-height="0cm" fo:min-height="1.286cm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57983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200"/>
      <style:paragraph-properties fo:text-align="center"/>
    </style:style>
    <style:style style:name="P5" style:family="paragraph">
      <loext:graphic-properties draw:fill-color="#c7a0cb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579835" draw:opacity="40%"/>
      <style:paragraph-properties fo:text-align="center"/>
    </style:style>
    <style:style style:name="P11" style:family="paragraph">
      <loext:graphic-properties draw:fill="none" draw:fill-color="#ffffff" draw:opacity="40%"/>
      <style:paragraph-properties fo:text-align="center" style:writing-mode="lr-tb"/>
    </style:style>
    <style:style style:name="P12" style:family="paragraph">
      <loext:graphic-properties draw:fill-color="#fff200" draw:opacity="40%"/>
      <style:paragraph-properties fo:text-align="center"/>
    </style:style>
    <style:style style:name="P13" style:family="paragraph">
      <loext:graphic-properties draw:fill="solid" draw:fill-color="#ed1c24"/>
      <style:paragraph-properties fo:text-align="center"/>
    </style:style>
    <style:style style:name="P14" style:family="paragraph">
      <loext:graphic-properties draw:fill-color="#c7a0cb" draw:opacity="40%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-color="#b2b2b2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g>
            <draw:custom-shape draw:style-name="gr1" draw:text-style-name="P1" draw:layer="layout" svg:width="2.54cm" svg:height="1.524cm" svg:x="5.486cm" svg:y="2.64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2.649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3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3.1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1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1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0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0.1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8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8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7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7.1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5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5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4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4.136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8.186cm" svg:y="2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2.636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3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3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1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1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0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0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8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8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7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7.1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5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5.623cm">
              <draw:text-box>
                <text:p text:style-name="P2"><text:span text:style-name="T1">SR </text:span><text:span text:style-name="T1">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4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4.123cm">
              <draw:text-box>
                <text:p text:style-name="P2"><text:span text:style-name="T1">SR </text:span><text:span text:style-name="T1">30/300</text:span></text:p>
              </draw:text-box>
            </draw:frame>
          </draw:g>
        </draw:g>
        <draw:g>
          <draw:custom-shape draw:style-name="gr3" draw:text-style-name="P4" draw:layer="layout" svg:width="2.54cm" svg:height="1.524cm" svg:x="2.692cm" svg:y="13.1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38cm" svg:y="13.194cm">
            <draw:text-box>
              <text:p text:style-name="P2"><text:span text:style-name="T2">DR</text:span><text:span text:style-name="T1"> </text:span><text:span text:style-name="T1">30/300</text:span></text:p>
            </draw:text-box>
          </draw:frame>
        </draw:g>
        <draw:g>
          <draw:custom-shape draw:style-name="gr5" draw:text-style-name="P5" draw:layer="layout" svg:width="3.81cm" svg:height="1.524cm" svg:x="1.476cm" svg:y="2.64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46cm" svg:y="2.637cm">
            <draw:text-box>
              <text:p text:style-name="P2"><text:span text:style-name="T2">DR 48</text:span><text:span text:style-name="T1"> </text:span><text:span text:style-name="T1">30/450</text:span></text:p>
            </draw:text-box>
          </draw:frame>
        </draw:g>
        <draw:g>
          <draw:frame draw:style-name="gr7" draw:text-style-name="P6" draw:layer="layout" svg:width="2.54cm" svg:height="0.962cm" svg:x="2.786cm" svg:y="1.44cm">
            <draw:text-box>
              <text:p><text:span text:style-name="T3">iPhos</text:span></text:p>
            </draw:text-box>
          </draw:frame>
          <draw:frame draw:style-name="gr7" draw:text-style-name="P6" draw:layer="layout" svg:width="2.54cm" svg:height="0.962cm" svg:x="5.58cm" svg:y="1.394cm">
            <draw:text-box>
              <text:p><text:span text:style-name="T3">Ring 4</text:span></text:p>
            </draw:text-box>
          </draw:frame>
          <draw:frame draw:style-name="gr7" draw:text-style-name="P6" draw:layer="layout" svg:width="2.54cm" svg:height="0.962cm" svg:x="8.28cm" svg:y="1.394cm">
            <draw:text-box>
              <text:p><text:span text:style-name="T3">Ring 3</text:span></text:p>
            </draw:text-box>
          </draw:frame>
          <draw:frame draw:style-name="gr7" draw:text-style-name="P6" draw:layer="layout" svg:width="2.54cm" svg:height="0.962cm" svg:x="10.98cm" svg:y="1.394cm">
            <draw:text-box>
              <text:p><text:span text:style-name="T3">Ring 2</text:span></text:p>
            </draw:text-box>
          </draw:frame>
          <draw:frame draw:style-name="gr7" draw:text-style-name="P6" draw:layer="layout" svg:width="2.54cm" svg:height="0.962cm" svg:x="13.68cm" svg:y="1.394cm">
            <draw:text-box>
              <text:p><text:span text:style-name="T3">Ring 1</text:span></text:p>
            </draw:text-box>
          </draw:frame>
          <draw:frame draw:style-name="gr7" draw:text-style-name="P6" draw:layer="layout" svg:width="2.54cm" svg:height="0.962cm" svg:x="0.586cm" svg:y="1.44cm">
            <draw:text-box>
              <text:p><text:span text:style-name="T3">CEPA</text:span></text:p>
            </draw:text-box>
          </draw:frame>
        </draw:g>
        <draw:g>
          <draw:custom-shape draw:style-name="gr5" draw:text-style-name="P5" draw:layer="layout" svg:width="3.81cm" svg:height="1.524cm" svg:x="1.45cm" svg:y="8.67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2cm" svg:y="8.666cm">
            <draw:text-box>
              <text:p text:style-name="P2"><text:span text:style-name="T2">DR 48</text:span><text:span text:style-name="T1"> </text:span><text:span text:style-name="T1">30/450</text:span></text:p>
            </draw:text-box>
          </draw:frame>
        </draw:g>
        <draw:g>
          <draw:custom-shape draw:style-name="gr5" draw:text-style-name="P5" draw:layer="layout" svg:width="3.81cm" svg:height="1.524cm" svg:x="1.432cm" svg:y="11.6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02cm" svg:y="11.642cm">
            <draw:text-box>
              <text:p text:style-name="P2"><text:span text:style-name="T2">DR 48</text:span><text:span text:style-name="T1"> </text:span><text:span text:style-name="T1">30/450</text:span></text:p>
            </draw:text-box>
          </draw:frame>
        </draw:g>
        <draw:g>
          <draw:custom-shape draw:style-name="gr5" draw:text-style-name="P5" draw:layer="layout" svg:width="3.81cm" svg:height="1.524cm" svg:x="1.46cm" svg:y="5.72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3cm" svg:y="5.716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2.719cm" svg:y="10.18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65cm" svg:y="10.187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2.72cm" svg:y="7.1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66cm" svg:y="7.18cm">
            <draw:text-box>
              <text:p text:style-name="P2"><text:span text:style-name="T2">DR</text:span><text:span text:style-name="T1"> 30/300</text:span></text:p>
            </draw:text-box>
          </draw:frame>
        </draw:g>
        <draw:custom-shape draw:style-name="gr3" draw:text-style-name="P4" draw:layer="layout" svg:width="2.54cm" svg:height="1.524cm" svg:x="2.748cm" svg:y="4.18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3.048cm" svg:height="1.524cm" svg:x="2.494cm" svg:y="4.188cm">
          <draw:text-box>
            <text:p text:style-name="P7"><text:span text:style-name="T2">DR</text:span><text:span text:style-name="T1"> 30/300</text:span></text:p>
          </draw:text-box>
        </draw:frame>
        <draw:g>
          <draw:g>
            <draw:custom-shape draw:style-name="gr1" draw:text-style-name="P1" draw:layer="layout" svg:width="2.54cm" svg:height="1.524cm" svg:x="10.886cm" svg:y="2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2.6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3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3.1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1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1.6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0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0.1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8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8.6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7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7.1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5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5.6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4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4.11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3.586cm" svg:y="2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2.6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3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3.0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1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1.5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0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0.0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8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8.5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7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7.0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5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5.5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4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4.097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8" draw:text-style-name="P5" draw:layer="layout" svg:width="2.54cm" svg:height="1.524cm" svg:x="2.732cm" svg:y="4.18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78cm" svg:y="4.184cm">
            <draw:text-box>
              <text:p text:style-name="P2"><text:span text:style-name="T2">DR 32</text:span><text:span text:style-name="T1"> 30/450</text:span></text:p>
            </draw:text-box>
          </draw:frame>
        </draw:g>
        <draw:g>
          <draw:custom-shape draw:style-name="gr8" draw:text-style-name="P5" draw:layer="layout" svg:width="2.54cm" svg:height="1.524cm" svg:x="2.72cm" svg:y="7.17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66cm" svg:y="7.176cm">
            <draw:text-box>
              <text:p text:style-name="P2"><text:span text:style-name="T2">DR 32</text:span><text:span text:style-name="T1"> 30/450</text:span></text:p>
            </draw:text-box>
          </draw:frame>
        </draw:g>
        <draw:g>
          <draw:custom-shape draw:style-name="gr8" draw:text-style-name="P5" draw:layer="layout" svg:width="2.54cm" svg:height="1.524cm" svg:x="2.692cm" svg:y="10.2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38cm" svg:y="10.202cm">
            <draw:text-box>
              <text:p text:style-name="P2"><text:span text:style-name="T2">DR 32</text:span><text:span text:style-name="T1"> 30/450</text:span></text:p>
            </draw:text-box>
          </draw:frame>
        </draw:g>
        <draw:g>
          <draw:custom-shape draw:style-name="gr8" draw:text-style-name="P5" draw:layer="layout" svg:width="2.54cm" svg:height="1.524cm" svg:x="2.698cm" svg:y="13.18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44cm" svg:y="13.184cm">
            <draw:text-box>
              <text:p text:style-name="P2"><text:span text:style-name="T2">DR 32</text:span><text:span text:style-name="T1"> 30/450</text:span>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g>
            <draw:custom-shape draw:style-name="gr1" draw:text-style-name="P1" draw:layer="layout" svg:width="2.54cm" svg:height="1.524cm" svg:x="8.186cm" svg:y="2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2.6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3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3.1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1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1.6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0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0.1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8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8.6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7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7.1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5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5.6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4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4.123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3" draw:text-style-name="P4" draw:layer="layout" svg:width="2.54cm" svg:height="1.524cm" svg:x="2.692cm" svg:y="13.1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38cm" svg:y="13.194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5" draw:text-style-name="P5" draw:layer="layout" svg:width="3.81cm" svg:height="1.524cm" svg:x="1.476cm" svg:y="2.64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46cm" svg:y="2.637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frame draw:style-name="gr7" draw:text-style-name="P6" draw:layer="layout" svg:width="2.54cm" svg:height="0.962cm" svg:x="2.786cm" svg:y="1.44cm">
            <draw:text-box>
              <text:p><text:span text:style-name="T3">iPhos</text:span></text:p>
            </draw:text-box>
          </draw:frame>
          <draw:frame draw:style-name="gr7" draw:text-style-name="P6" draw:layer="layout" svg:width="2.54cm" svg:height="0.962cm" svg:x="5.58cm" svg:y="1.394cm">
            <draw:text-box>
              <text:p><text:span text:style-name="T3">Ring 4</text:span></text:p>
            </draw:text-box>
          </draw:frame>
          <draw:frame draw:style-name="gr7" draw:text-style-name="P6" draw:layer="layout" svg:width="2.54cm" svg:height="0.962cm" svg:x="8.28cm" svg:y="1.394cm">
            <draw:text-box>
              <text:p><text:span text:style-name="T3">Ring 3</text:span></text:p>
            </draw:text-box>
          </draw:frame>
          <draw:frame draw:style-name="gr7" draw:text-style-name="P6" draw:layer="layout" svg:width="2.54cm" svg:height="0.962cm" svg:x="10.98cm" svg:y="1.394cm">
            <draw:text-box>
              <text:p><text:span text:style-name="T3">Ring 2</text:span></text:p>
            </draw:text-box>
          </draw:frame>
          <draw:frame draw:style-name="gr7" draw:text-style-name="P6" draw:layer="layout" svg:width="2.54cm" svg:height="0.962cm" svg:x="13.68cm" svg:y="1.394cm">
            <draw:text-box>
              <text:p><text:span text:style-name="T3">Ring 1</text:span></text:p>
            </draw:text-box>
          </draw:frame>
          <draw:frame draw:style-name="gr7" draw:text-style-name="P6" draw:layer="layout" svg:width="2.54cm" svg:height="0.962cm" svg:x="0.586cm" svg:y="1.44cm">
            <draw:text-box>
              <text:p><text:span text:style-name="T3">CEPA</text:span></text:p>
            </draw:text-box>
          </draw:frame>
        </draw:g>
        <draw:g>
          <draw:custom-shape draw:style-name="gr5" draw:text-style-name="P5" draw:layer="layout" svg:width="3.81cm" svg:height="1.524cm" svg:x="1.45cm" svg:y="8.67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2cm" svg:y="8.666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5" draw:text-style-name="P5" draw:layer="layout" svg:width="3.81cm" svg:height="1.524cm" svg:x="1.432cm" svg:y="11.6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02cm" svg:y="11.642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5" draw:text-style-name="P5" draw:layer="layout" svg:width="3.81cm" svg:height="1.524cm" svg:x="1.46cm" svg:y="5.72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3cm" svg:y="5.716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2.719cm" svg:y="10.18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65cm" svg:y="10.187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2.72cm" svg:y="7.1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66cm" svg:y="7.18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g>
            <draw:custom-shape draw:style-name="gr1" draw:text-style-name="P1" draw:layer="layout" svg:width="2.54cm" svg:height="1.524cm" svg:x="10.886cm" svg:y="2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2.6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3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3.1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1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1.6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10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10.1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8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8.6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7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7.1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5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5.6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0.886cm" svg:y="4.1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0.632cm" svg:y="4.11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13.586cm" svg:y="2.6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2.61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3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3.0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1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1.5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10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10.0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8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8.5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7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7.0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5.5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5.597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13.586cm" svg:y="4.097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13.332cm" svg:y="4.097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8" draw:text-style-name="P5" draw:layer="layout" svg:width="2.54cm" svg:height="1.524cm" svg:x="2.74cm" svg:y="4.19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86cm" svg:y="4.192cm">
            <draw:text-box>
              <text:p text:style-name="P2"><text:span text:style-name="T2">DR 32</text:span><text:span text:style-name="T1"> 30/450</text:span></text:p>
            </draw:text-box>
          </draw:frame>
        </draw:g>
        <draw:g>
          <draw:custom-shape draw:style-name="gr8" draw:text-style-name="P5" draw:layer="layout" svg:width="2.54cm" svg:height="1.524cm" svg:x="2.72cm" svg:y="7.17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66cm" svg:y="7.176cm">
            <draw:text-box>
              <text:p text:style-name="P2"><text:span text:style-name="T2">DR 32</text:span><text:span text:style-name="T1"> 30/450</text:span></text:p>
            </draw:text-box>
          </draw:frame>
        </draw:g>
        <draw:g>
          <draw:custom-shape draw:style-name="gr8" draw:text-style-name="P5" draw:layer="layout" svg:width="2.54cm" svg:height="1.524cm" svg:x="2.692cm" svg:y="10.2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38cm" svg:y="10.202cm">
            <draw:text-box>
              <text:p text:style-name="P2"><text:span text:style-name="T2">DR 32</text:span><text:span text:style-name="T1"> 30/450</text:span></text:p>
            </draw:text-box>
          </draw:frame>
        </draw:g>
        <draw:g>
          <draw:custom-shape draw:style-name="gr8" draw:text-style-name="P5" draw:layer="layout" svg:width="2.54cm" svg:height="1.524cm" svg:x="2.698cm" svg:y="13.18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44cm" svg:y="13.184cm">
            <draw:text-box>
              <text:p text:style-name="P2"><text:span text:style-name="T2">DR 32</text:span><text:span text:style-name="T1"> 30/450</text:span></text:p>
            </draw:text-box>
          </draw:frame>
        </draw:g>
        <draw:g>
          <draw:g>
            <draw:custom-shape draw:style-name="gr3" draw:text-style-name="P4" draw:layer="layout" svg:width="2.54cm" svg:height="1.524cm" svg:x="5.468cm" svg:y="2.69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3.048cm" svg:height="1.524cm" svg:x="5.214cm" svg:y="2.698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468cm" svg:y="4.19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3.048cm" svg:height="1.524cm" svg:x="5.214cm" svg:y="4.198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468cm" svg:y="5.69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3.048cm" svg:height="1.524cm" svg:x="5.214cm" svg:y="5.698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468cm" svg:y="7.16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3.048cm" svg:height="1.524cm" svg:x="5.214cm" svg:y="7.161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468cm" svg:y="8.66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3.048cm" svg:height="1.524cm" svg:x="5.214cm" svg:y="8.661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468cm" svg:y="10.16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3.048cm" svg:height="1.524cm" svg:x="5.214cm" svg:y="10.161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468cm" svg:y="11.66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3.048cm" svg:height="1.524cm" svg:x="5.214cm" svg:y="11.661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3" draw:text-style-name="P4" draw:layer="layout" svg:width="2.54cm" svg:height="1.524cm" svg:x="5.468cm" svg:y="13.16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3.048cm" svg:height="1.524cm" svg:x="5.214cm" svg:y="13.161cm">
              <draw:text-box>
                <text:p text:style-name="P2"><text:span text:style-name="T2">DR</text:span><text:span text:style-name="T1"> 30/300</text:span></text:p>
              </draw:text-box>
            </draw:frame>
          </draw:g>
        </draw:g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g>
          <draw:g>
            <draw:g>
              <draw:custom-shape draw:style-name="gr10" draw:text-style-name="P10" draw:layer="layout" svg:width="2.54cm" svg:height="1.524cm" svg:x="4.986cm" svg:y="2.049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4.732cm" svg:y="2.049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4.986cm" svg:y="12.536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4.732cm" svg:y="12.53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4.986cm" svg:y="11.036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4.732cm" svg:y="11.03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4.986cm" svg:y="9.536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4.732cm" svg:y="9.53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4.986cm" svg:y="8.036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4.732cm" svg:y="8.03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4.986cm" svg:y="6.536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4.732cm" svg:y="6.53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4.986cm" svg:y="5.036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4.732cm" svg:y="5.03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4.986cm" svg:y="3.536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4.732cm" svg:y="3.536cm">
                <draw:text-box>
                  <text:p text:style-name="P2"><text:span text:style-name="T1">SR 30/300</text:span></text:p>
                </draw:text-box>
              </draw:frame>
            </draw:g>
          </draw:g>
          <draw:g>
            <draw:g>
              <draw:custom-shape draw:style-name="gr10" draw:text-style-name="P10" draw:layer="layout" svg:width="2.54cm" svg:height="1.524cm" svg:x="7.686cm" svg:y="2.036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7.432cm" svg:y="2.036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7.686cm" svg:y="12.523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7.432cm" svg:y="12.52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7.686cm" svg:y="11.023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7.432cm" svg:y="11.02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7.686cm" svg:y="9.523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7.432cm" svg:y="9.52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7.686cm" svg:y="8.023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7.432cm" svg:y="8.02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7.686cm" svg:y="6.523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7.432cm" svg:y="6.52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7.686cm" svg:y="5.023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7.432cm" svg:y="5.023cm">
                <draw:text-box>
                  <text:p text:style-name="P2"><text:span text:style-name="T1">SR 30/300</text:span></text:p>
                </draw:text-box>
              </draw:frame>
            </draw:g>
            <draw:g>
              <draw:custom-shape draw:style-name="gr10" draw:text-style-name="P10" draw:layer="layout" svg:width="2.54cm" svg:height="1.524cm" svg:x="7.686cm" svg:y="3.523cm">
                <text:p/>
                <draw:enhanced-geometry svg:viewBox="0 0 21600 21600" draw:type="rectangle" draw:enhanced-path="M 0 0 L 21600 0 21600 21600 0 21600 0 0 Z N"/>
              </draw:custom-shape>
              <draw:frame draw:style-name="gr11" draw:text-style-name="P11" draw:layer="layout" svg:width="3.048cm" svg:height="2.384cm" svg:x="7.432cm" svg:y="3.523cm">
                <draw:text-box>
                  <text:p text:style-name="P2"><text:span text:style-name="T1">SR 30/300</text:span></text:p>
                </draw:text-box>
              </draw:frame>
            </draw:g>
          </draw:g>
          <draw:g>
            <draw:custom-shape draw:style-name="gr12" draw:text-style-name="P12" draw:layer="layout" svg:width="2.54cm" svg:height="1.524cm" svg:x="2.192cm" svg:y="12.594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1" draw:layer="layout" svg:width="3.048cm" svg:height="1.524cm" svg:x="1.938cm" svg:y="12.594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custom-shape draw:style-name="gr14" draw:text-style-name="P13" draw:layer="layout" svg:width="2.54cm" svg:height="1.524cm" svg:x="13.108cm" svg:y="2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4" draw:layer="layout" svg:width="3.81cm" svg:height="1.524cm" svg:x="0.976cm" svg:y="2.049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11" draw:layer="layout" svg:width="3.048cm" svg:height="1.536cm" svg:x="1.446cm" svg:y="2.037cm">
              <draw:text-box>
                <text:p text:style-name="P2"><text:span text:style-name="T2">DR 48</text:span><text:span text:style-name="T1"> 30/450</text:span></text:p>
              </draw:text-box>
            </draw:frame>
          </draw:g>
          <draw:g>
            <draw:frame draw:style-name="gr7" draw:text-style-name="P6" draw:layer="layout" svg:width="2.54cm" svg:height="0.962cm" svg:x="2.286cm" svg:y="0.84cm">
              <draw:text-box>
                <text:p><text:span text:style-name="T3">iPhos</text:span></text:p>
              </draw:text-box>
            </draw:frame>
            <draw:frame draw:style-name="gr7" draw:text-style-name="P6" draw:layer="layout" svg:width="2.54cm" svg:height="0.962cm" svg:x="5.08cm" svg:y="0.794cm">
              <draw:text-box>
                <text:p><text:span text:style-name="T3">Ring 4</text:span></text:p>
              </draw:text-box>
            </draw:frame>
            <draw:frame draw:style-name="gr7" draw:text-style-name="P6" draw:layer="layout" svg:width="2.54cm" svg:height="0.962cm" svg:x="7.78cm" svg:y="0.794cm">
              <draw:text-box>
                <text:p><text:span text:style-name="T3">Ring 3</text:span></text:p>
              </draw:text-box>
            </draw:frame>
            <draw:frame draw:style-name="gr7" draw:text-style-name="P6" draw:layer="layout" svg:width="2.54cm" svg:height="0.962cm" svg:x="10.48cm" svg:y="0.794cm">
              <draw:text-box>
                <text:p><text:span text:style-name="T3">Ring 2</text:span></text:p>
              </draw:text-box>
            </draw:frame>
            <draw:frame draw:style-name="gr7" draw:text-style-name="P6" draw:layer="layout" svg:width="2.54cm" svg:height="0.962cm" svg:x="13.18cm" svg:y="0.794cm">
              <draw:text-box>
                <text:p><text:span text:style-name="T3">Ring 1</text:span></text:p>
              </draw:text-box>
            </draw:frame>
            <draw:frame draw:style-name="gr7" draw:text-style-name="P6" draw:layer="layout" svg:width="2.54cm" svg:height="0.962cm" svg:x="0.086cm" svg:y="0.84cm">
              <draw:text-box>
                <text:p><text:span text:style-name="T3">CEPA</text:span></text:p>
              </draw:text-box>
            </draw:frame>
          </draw:g>
          <draw:g>
            <draw:custom-shape draw:style-name="gr15" draw:text-style-name="P14" draw:layer="layout" svg:width="3.81cm" svg:height="1.524cm" svg:x="0.95cm" svg:y="8.078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11" draw:layer="layout" svg:width="3.048cm" svg:height="1.536cm" svg:x="1.42cm" svg:y="8.066cm">
              <draw:text-box>
                <text:p text:style-name="P2"><text:span text:style-name="T2">DR 48</text:span><text:span text:style-name="T1"> 30/450</text:span></text:p>
              </draw:text-box>
            </draw:frame>
          </draw:g>
          <draw:g>
            <draw:custom-shape draw:style-name="gr15" draw:text-style-name="P14" draw:layer="layout" svg:width="3.81cm" svg:height="1.524cm" svg:x="0.932cm" svg:y="11.054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11" draw:layer="layout" svg:width="3.048cm" svg:height="1.536cm" svg:x="1.402cm" svg:y="11.042cm">
              <draw:text-box>
                <text:p text:style-name="P2"><text:span text:style-name="T2">DR 48</text:span><text:span text:style-name="T1"> 30/450</text:span></text:p>
              </draw:text-box>
            </draw:frame>
          </draw:g>
          <draw:g>
            <draw:custom-shape draw:style-name="gr15" draw:text-style-name="P14" draw:layer="layout" svg:width="3.81cm" svg:height="1.524cm" svg:x="0.96cm" svg:y="5.128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11" draw:layer="layout" svg:width="3.048cm" svg:height="1.536cm" svg:x="1.43cm" svg:y="5.116cm">
              <draw:text-box>
                <text:p text:style-name="P2"><text:span text:style-name="T2">DR 48</text:span><text:span text:style-name="T1"> 30/450</text:span></text:p>
              </draw:text-box>
            </draw:frame>
          </draw:g>
          <draw:g>
            <draw:custom-shape draw:style-name="gr12" draw:text-style-name="P12" draw:layer="layout" svg:width="2.54cm" svg:height="1.524cm" svg:x="2.219cm" svg:y="9.587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1" draw:layer="layout" svg:width="3.048cm" svg:height="1.524cm" svg:x="1.965cm" svg:y="9.587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12" draw:text-style-name="P12" draw:layer="layout" svg:width="2.54cm" svg:height="1.524cm" svg:x="2.22cm" svg:y="6.58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1" draw:layer="layout" svg:width="3.048cm" svg:height="1.524cm" svg:x="1.966cm" svg:y="6.58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g>
            <draw:custom-shape draw:style-name="gr12" draw:text-style-name="P12" draw:layer="layout" svg:width="2.54cm" svg:height="1.524cm" svg:x="2.248cm" svg:y="3.588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11" draw:layer="layout" svg:width="3.048cm" svg:height="1.524cm" svg:x="1.994cm" svg:y="3.588cm">
              <draw:text-box>
                <text:p text:style-name="P2"><text:span text:style-name="T2">DR</text:span><text:span text:style-name="T1"> 30/300</text:span></text:p>
              </draw:text-box>
            </draw:frame>
          </draw:g>
          <draw:custom-shape draw:style-name="gr14" draw:text-style-name="P13" draw:layer="layout" svg:width="2.54cm" svg:height="1.524cm" svg:x="13.108cm" svg:y="3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3.108cm" svg:y="5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3.108cm" svg:y="6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3.108cm" svg:y="8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3.108cm" svg:y="9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3.108cm" svg:y="11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3.108cm" svg:y="12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0.408cm" svg:y="2.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0.408cm" svg:y="3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0.408cm" svg:y="5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0.408cm" svg:y="6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0.408cm" svg:y="8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0.408cm" svg:y="9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0.408cm" svg:y="11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draw:layer="layout" svg:width="2.54cm" svg:height="1.524cm" svg:x="10.408cm" svg:y="12.5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g>
          <draw:g>
            <draw:custom-shape draw:style-name="gr1" draw:text-style-name="P1" draw:layer="layout" svg:width="2.54cm" svg:height="1.524cm" svg:x="5.486cm" svg:y="2.64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2.649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3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3.1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1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1.6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10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10.1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8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8.6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7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7.1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5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5.6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5.486cm" svg:y="4.1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5.232cm" svg:y="4.136cm">
              <draw:text-box>
                <text:p text:style-name="P2"><text:span text:style-name="T1">SR 30/300</text:span></text:p>
              </draw:text-box>
            </draw:frame>
          </draw:g>
        </draw:g>
        <draw:g>
          <draw:g>
            <draw:custom-shape draw:style-name="gr1" draw:text-style-name="P1" draw:layer="layout" svg:width="2.54cm" svg:height="1.524cm" svg:x="8.186cm" svg:y="2.63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2.636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3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3.1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1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1.6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10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10.1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8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8.6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7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7.1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5.6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5.623cm">
              <draw:text-box>
                <text:p text:style-name="P2"><text:span text:style-name="T1">SR 30/300</text:span></text:p>
              </draw:text-box>
            </draw:frame>
          </draw:g>
          <draw:g>
            <draw:custom-shape draw:style-name="gr1" draw:text-style-name="P1" draw:layer="layout" svg:width="2.54cm" svg:height="1.524cm" svg:x="8.186cm" svg:y="4.123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3.048cm" svg:height="2.384cm" svg:x="7.932cm" svg:y="4.123cm">
              <draw:text-box>
                <text:p text:style-name="P2"><text:span text:style-name="T1">SR 30/300</text:span></text:p>
              </draw:text-box>
            </draw:frame>
          </draw:g>
        </draw:g>
        <draw:g>
          <draw:custom-shape draw:style-name="gr3" draw:text-style-name="P4" draw:layer="layout" svg:width="2.54cm" svg:height="1.524cm" svg:x="2.692cm" svg:y="13.1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38cm" svg:y="13.194cm">
            <draw:text-box>
              <text:p text:style-name="P2"><text:span text:style-name="T2">DR</text:span><text:span text:style-name="T1"> 30/300</text:span></text:p>
            </draw:text-box>
          </draw:frame>
        </draw:g>
        <draw:custom-shape draw:style-name="gr17" draw:text-style-name="P16" draw:layer="layout" svg:width="2.54cm" svg:height="1.524cm" svg:x="13.608cm" svg:y="2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5" draw:layer="layout" svg:width="3.81cm" svg:height="1.524cm" svg:x="1.476cm" svg:y="2.64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46cm" svg:y="2.637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frame draw:style-name="gr7" draw:text-style-name="P6" draw:layer="layout" svg:width="2.54cm" svg:height="0.962cm" svg:x="2.786cm" svg:y="1.44cm">
            <draw:text-box>
              <text:p><text:span text:style-name="T3">iPhos</text:span></text:p>
            </draw:text-box>
          </draw:frame>
          <draw:frame draw:style-name="gr7" draw:text-style-name="P6" draw:layer="layout" svg:width="2.54cm" svg:height="0.962cm" svg:x="5.58cm" svg:y="1.394cm">
            <draw:text-box>
              <text:p><text:span text:style-name="T3">Ring 4</text:span></text:p>
            </draw:text-box>
          </draw:frame>
          <draw:frame draw:style-name="gr7" draw:text-style-name="P6" draw:layer="layout" svg:width="2.54cm" svg:height="0.962cm" svg:x="8.28cm" svg:y="1.394cm">
            <draw:text-box>
              <text:p><text:span text:style-name="T3">Ring 3</text:span></text:p>
            </draw:text-box>
          </draw:frame>
          <draw:frame draw:style-name="gr7" draw:text-style-name="P6" draw:layer="layout" svg:width="2.54cm" svg:height="0.962cm" svg:x="10.98cm" svg:y="1.394cm">
            <draw:text-box>
              <text:p><text:span text:style-name="T3">Ring 2</text:span></text:p>
            </draw:text-box>
          </draw:frame>
          <draw:frame draw:style-name="gr7" draw:text-style-name="P6" draw:layer="layout" svg:width="2.54cm" svg:height="0.962cm" svg:x="13.68cm" svg:y="1.394cm">
            <draw:text-box>
              <text:p><text:span text:style-name="T3">Ring 1</text:span></text:p>
            </draw:text-box>
          </draw:frame>
          <draw:frame draw:style-name="gr7" draw:text-style-name="P6" draw:layer="layout" svg:width="2.54cm" svg:height="0.962cm" svg:x="0.586cm" svg:y="1.44cm">
            <draw:text-box>
              <text:p><text:span text:style-name="T3">CEPA</text:span></text:p>
            </draw:text-box>
          </draw:frame>
        </draw:g>
        <draw:g>
          <draw:custom-shape draw:style-name="gr5" draw:text-style-name="P5" draw:layer="layout" svg:width="3.81cm" svg:height="1.524cm" svg:x="1.45cm" svg:y="8.67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2cm" svg:y="8.666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5" draw:text-style-name="P5" draw:layer="layout" svg:width="3.81cm" svg:height="1.524cm" svg:x="1.432cm" svg:y="11.6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02cm" svg:y="11.642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5" draw:text-style-name="P5" draw:layer="layout" svg:width="3.81cm" svg:height="1.524cm" svg:x="1.46cm" svg:y="5.72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3.048cm" svg:height="1.536cm" svg:x="1.93cm" svg:y="5.716cm">
            <draw:text-box>
              <text:p text:style-name="P2"><text:span text:style-name="T2">DR 48</text:span><text:span text:style-name="T1"> 30/450</text:span></text:p>
            </draw:text-box>
          </draw:frame>
        </draw:g>
        <draw:g>
          <draw:custom-shape draw:style-name="gr3" draw:text-style-name="P4" draw:layer="layout" svg:width="2.54cm" svg:height="1.524cm" svg:x="2.719cm" svg:y="10.18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65cm" svg:y="10.187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2.72cm" svg:y="7.1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66cm" svg:y="7.18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3" draw:text-style-name="P4" draw:layer="layout" svg:width="2.54cm" svg:height="1.524cm" svg:x="2.748cm" svg:y="4.1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3.048cm" svg:height="1.524cm" svg:x="2.494cm" svg:y="4.188cm">
            <draw:text-box>
              <text:p text:style-name="P2"><text:span text:style-name="T2">DR</text:span><text:span text:style-name="T1"> 30/300</text:span></text:p>
            </draw:text-box>
          </draw:frame>
        </draw:g>
        <draw:g>
          <draw:custom-shape draw:style-name="gr18" draw:text-style-name="P17" draw:layer="layout" svg:width="1.27cm" svg:height="1.524cm" svg:x="10.914cm" svg:y="13.1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6" draw:layer="layout" svg:width="1.27cm" svg:height="1.524cm" svg:x="12.184cm" svg:y="13.1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7" draw:layer="layout" svg:width="1.27cm" svg:height="1.524cm" svg:x="10.914cm" svg:y="11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6" draw:layer="layout" svg:width="1.27cm" svg:height="1.524cm" svg:x="12.184cm" svg:y="11.5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7" draw:layer="layout" svg:width="1.27cm" svg:height="1.524cm" svg:x="10.914cm" svg:y="10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6" draw:layer="layout" svg:width="1.27cm" svg:height="1.524cm" svg:x="12.184cm" svg:y="10.1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7" draw:layer="layout" svg:width="1.27cm" svg:height="1.524cm" svg:x="10.914cm" svg:y="8.6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6" draw:layer="layout" svg:width="1.27cm" svg:height="1.524cm" svg:x="12.184cm" svg:y="8.6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7" draw:layer="layout" svg:width="1.27cm" svg:height="1.524cm" svg:x="10.914cm" svg:y="7.0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6" draw:layer="layout" svg:width="1.27cm" svg:height="1.524cm" svg:x="12.184cm" svg:y="7.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7" draw:layer="layout" svg:width="1.27cm" svg:height="1.524cm" svg:x="10.914cm" svg:y="5.6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6" draw:layer="layout" svg:width="1.27cm" svg:height="1.524cm" svg:x="12.184cm" svg:y="5.6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7" draw:layer="layout" svg:width="1.27cm" svg:height="1.524cm" svg:x="10.914cm" svg:y="4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6" draw:layer="layout" svg:width="1.27cm" svg:height="1.524cm" svg:x="12.184cm" svg:y="4.1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7" draw:layer="layout" svg:width="1.27cm" svg:height="1.524cm" svg:x="10.922cm" svg:y="2.61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6" draw:layer="layout" svg:width="1.27cm" svg:height="1.524cm" svg:x="12.192cm" svg:y="2.61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6" draw:layer="layout" svg:width="2.54cm" svg:height="1.524cm" svg:x="13.608cm" svg:y="4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2.54cm" svg:height="1.524cm" svg:x="13.608cm" svg:y="5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2.54cm" svg:height="1.524cm" svg:x="13.608cm" svg:y="7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2.54cm" svg:height="1.524cm" svg:x="13.608cm" svg:y="8.6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2.54cm" svg:height="1.524cm" svg:x="13.608cm" svg:y="1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2.54cm" svg:height="1.524cm" svg:x="13.608cm" svg:y="11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2.54cm" svg:height="1.524cm" svg:x="13.608cm" svg:y="13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24T11:37:27.858164046</meta:creation-date>
    <dc:date>2024-10-24T11:55:00.532949148</dc:date>
    <meta:editing-duration>PT5M20S</meta:editing-duration>
    <meta:editing-cycles>4</meta:editing-cycles>
    <meta:generator>LibreOffice/6.0.7.3$Linux_X86_64 LibreOffice_project/00m0$Build-3</meta:generator>
    <meta:document-statistic meta:object-count="530"/>
  </office:meta>
</office:document-meta>
</file>